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Heading">
      <style:text-properties fo:language="de" fo:country="CH"/>
    </style:style>
    <style:style style:name="P3" style:family="paragraph" style:parent-style-name="Footer">
      <style:text-properties fo:language="de" fo:country="CH"/>
    </style:style>
    <style:style style:name="P4" style:family="paragraph" style:parent-style-name="Footer">
      <style:paragraph-properties fo:text-align="start" style:justify-single-word="false"/>
      <style:text-properties fo:language="de" fo:country="CH"/>
    </style:style>
    <style:style style:name="P5" style:family="paragraph" style:parent-style-name="Heading_20_1">
      <style:text-properties fo:language="de" fo:country="CH"/>
    </style:style>
    <style:style style:name="P6" style:family="paragraph" style:parent-style-name="Heading_20_1">
      <style:text-properties fo:language="de" fo:country="CH" officeooo:paragraph-rsid="00120082"/>
    </style:style>
    <style:style style:name="P7"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8" style:family="paragraph" style:parent-style-name="Standard">
      <style:paragraph-properties fo:text-align="center" style:justify-single-word="false"/>
      <style:text-properties fo:font-size="20pt" fo:language="de" fo:country="CH" style:font-size-asian="20pt" style:font-size-complex="20pt"/>
    </style:style>
    <style:style style:name="P9"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10" style:family="paragraph" style:parent-style-name="Standard">
      <style:text-properties fo:font-size="8pt" fo:language="de" fo:country="CH" fo:font-style="italic" style:font-size-asian="8pt" style:font-style-asian="italic" style:font-size-complex="8pt" style:font-style-complex="italic"/>
    </style:style>
    <style:style style:name="P11"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12"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13" style:family="paragraph" style:parent-style-name="Standard">
      <style:paragraph-properties fo:text-align="center" style:justify-single-word="false"/>
      <style:text-properties fo:language="de" fo:country="CH" officeooo:paragraph-rsid="0007f40d"/>
    </style:style>
    <style:style style:name="P14" style:family="paragraph" style:parent-style-name="Standard">
      <style:paragraph-properties fo:text-align="start" style:justify-single-word="false"/>
      <style:text-properties fo:language="de" fo:country="CH" officeooo:rsid="00044f4c" officeooo:paragraph-rsid="00004e2a"/>
    </style:style>
    <style:style style:name="P15" style:family="paragraph" style:parent-style-name="Standard">
      <style:paragraph-properties fo:text-align="start" style:justify-single-word="false"/>
      <style:text-properties fo:language="de" fo:country="CH" officeooo:rsid="00044f4c" officeooo:paragraph-rsid="000840e9"/>
    </style:style>
    <style:style style:name="P16" style:family="paragraph" style:parent-style-name="Standard">
      <style:paragraph-properties fo:text-align="start" style:justify-single-word="false"/>
      <style:text-properties fo:language="de" fo:country="CH" officeooo:rsid="00044f4c" officeooo:paragraph-rsid="00120082"/>
    </style:style>
    <style:style style:name="P17" style:family="paragraph" style:parent-style-name="Standard">
      <style:paragraph-properties fo:text-align="start" style:justify-single-word="false"/>
      <style:text-properties fo:language="de" fo:country="CH" officeooo:rsid="00044f4c" officeooo:paragraph-rsid="001558ec"/>
    </style:style>
    <style:style style:name="P18" style:family="paragraph" style:parent-style-name="Standard">
      <style:paragraph-properties fo:text-align="start" style:justify-single-word="false"/>
      <style:text-properties fo:language="de" fo:country="CH" officeooo:rsid="00044f4c" officeooo:paragraph-rsid="000a6ecd"/>
    </style:style>
    <style:style style:name="P19" style:family="paragraph" style:parent-style-name="Standard">
      <style:paragraph-properties fo:text-align="start" style:justify-single-word="false"/>
      <style:text-properties fo:language="de" fo:country="CH" officeooo:rsid="00044f4c" officeooo:paragraph-rsid="00114bb6"/>
    </style:style>
    <style:style style:name="P20" style:family="paragraph" style:parent-style-name="Standard">
      <style:paragraph-properties fo:text-align="start" style:justify-single-word="false"/>
      <style:text-properties fo:language="de" fo:country="CH" fo:font-style="normal" officeooo:rsid="0018713f" officeooo:paragraph-rsid="0018713f" style:font-style-asian="normal" style:font-style-complex="normal"/>
    </style:style>
    <style:style style:name="P21"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22" style:family="paragraph" style:parent-style-name="Standard">
      <style:paragraph-properties fo:text-align="start" style:justify-single-word="false"/>
      <style:text-properties fo:language="de" fo:country="CH" fo:font-style="italic" officeooo:paragraph-rsid="00114bb6" style:font-style-asian="italic" style:font-style-complex="italic"/>
    </style:style>
    <style:style style:name="P23"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24" style:family="paragraph" style:parent-style-name="Standard">
      <style:paragraph-properties fo:text-align="start" style:justify-single-word="false"/>
      <style:text-properties fo:language="de" fo:country="CH" officeooo:paragraph-rsid="00120082"/>
    </style:style>
    <style:style style:name="P25"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6" style:family="paragraph" style:parent-style-name="Text_20_body">
      <style:text-properties fo:language="de" fo:country="CH"/>
    </style:style>
    <style:style style:name="P27" style:family="paragraph" style:parent-style-name="Title">
      <style:text-properties fo:language="de" fo:country="CH"/>
    </style:style>
    <style:style style:name="T1" style:family="text">
      <style:text-properties officeooo:rsid="0007f40d"/>
    </style:style>
    <style:style style:name="T2" style:family="text">
      <style:text-properties officeooo:rsid="00044f4c"/>
    </style:style>
    <style:style style:name="T3" style:family="text">
      <style:text-properties fo:language="de" fo:country="C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27">E<text:span text:style-name="T1">ntwicklung eines Spiels mit Unity</text:span></text:p>
      <text:p text:style-name="P7">Niels Niederwieser (4g)</text:p>
      <text:p text:style-name="P8">betreut von Lukas Fässler</text:p>
      <text:p text:style-name="P8">Maturitätsarbeit</text:p>
      <text:p text:style-name="P9">MNG Rämibühl Zürich</text:p>
      <text:p text:style-name="P9">31.12.2019</text:p>
      <text:p text:style-name="P13"/>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text:a xlink:type="simple" xlink:href="#__RefHeading___Toc153_3553901472" text:style-name="Index_20_Link" text:visited-style-name="Index_20_Link"><text:span text:style-name="T3">Abstract<text:tab/>2</text:span></text:a></text:p>
          <text:p text:style-name="P1"><text:a xlink:type="simple" xlink:href="#__RefHeading___Toc155_3553901472" text:style-name="Index_20_Link" text:visited-style-name="Index_20_Link"><text:span text:style-name="T3">Vorwort<text:tab/>2</text:span></text:a></text:p>
          <text:p text:style-name="P1"><text:a xlink:type="simple" xlink:href="#__RefHeading___Toc160_3553901472" text:style-name="Index_20_Link" text:visited-style-name="Index_20_Link"><text:span text:style-name="T3">Einleitung<text:tab/>2</text:span></text:a></text:p>
          <text:p text:style-name="P1"><text:a xlink:type="simple" xlink:href="#__RefHeading___Toc170_3588770217" text:style-name="Index_20_Link" text:visited-style-name="Index_20_Link"><text:span text:style-name="T3">Arbeitsbericht<text:tab/>2</text:span></text:a></text:p>
          <text:p text:style-name="P1"><text:a xlink:type="simple" xlink:href="#__RefHeading___Toc168_3553901472" text:style-name="Index_20_Link" text:visited-style-name="Index_20_Link"><text:span text:style-name="T3">Literaturverzeichnis<text:tab/>3</text:span></text:a></text:p>
          <text:p text:style-name="P1"><text:a xlink:type="simple" xlink:href="#__RefHeading___Toc172_3588770217" text:style-name="Index_20_Link" text:visited-style-name="Index_20_Link"><text:span text:style-name="T3">Anhang<text:tab/>3</text:span></text:a></text:p>
          <text:p text:style-name="P1"><text:a xlink:type="simple" xlink:href="#__RefHeading___Toc174_3588770217" text:style-name="Index_20_Link" text:visited-style-name="Index_20_Link"><text:span text:style-name="T3">Eigenständigkeitserklärung<text:tab/>3</text:span></text:a></text:p>
        </text:index-body>
      </text:table-of-content>
      <text:p text:style-name="P14"/>
      <text:list xml:id="list375152129" text:style-name="Outline">
        <text:list-item>
          <text:h text:style-name="P5" text:outline-level="1"><text:bookmark-start text:name="__RefHeading___Toc153_3553901472"/>Abstract<text:bookmark-end text:name="__RefHeading___Toc153_3553901472"/></text:h>
        </text:list-item>
      </text:list>
      <text:p text:style-name="P15"/>
      <text:p text:style-name="P15">Fragestellung, wichtigste Methoden, Ergebnisse und Schlussfolgerungen in Kürze (100-200 Wörter)</text:p>
      <text:p text:style-name="P16">Abstract: Ziele, Methoden, Ergebnis und kritischer Rückblick in wenigen Sätzen. (100 – 200 Wörter,</text:p>
      <text:list xml:id="list234516909619197" text:continue-numbering="true" text:style-name="Outline">
        <text:list-item>
          <text:h text:style-name="P5" text:outline-level="1"><text:bookmark-start text:name="__RefHeading___Toc155_3553901472"/>Vorwort<text:bookmark-end text:name="__RefHeading___Toc155_3553901472"/></text:h>
        </text:list-item>
      </text:list>
      <text:p text:style-name="P20">Als ich mir die Frage stellte, was für ein Thema für meine Maturarbeit wählen sollte, war mir die Antwort sofort klar dass ich eine Informatik Arbeit machen will. Programmieren war schon immer ein Hobby von mir und ich hatte kürzlich unity durch youtube entdeckt.</text:p>
      <text:p text:style-name="P21"/>
      <text:p text:style-name="P21"/>
      <text:p text:style-name="P22"><text:span text:style-name="T2">Dinge, die nicht in die Arbeit selbst gehören, z.B. Beweggründe, die zur Wahl des Themas geführt haben oder Dankesworte an jemanden. Die unterstützenden Personen und Institutionen werden genannt.</text:span></text:p>
      <text:p text:style-name="P23"/>
      <text:list xml:id="list234517794433178" text:continue-numbering="true" text:style-name="Outline">
        <text:list-item>
          <text:h text:style-name="P5" text:outline-level="1"><text:bookmark-start text:name="__RefHeading___Toc160_3553901472"/>Einleitung<text:bookmark-end text:name="__RefHeading___Toc160_3553901472"/></text:h>
        </text:list-item>
      </text:list>
      <text:p text:style-name="P15">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15"/>
      <text:p text:style-name="P16">Einleitung: </text:p>
      <text:p text:style-name="P16">Hier wird die Projektidee beschrieben und die Problemstellung erläutert. Wichtig ist auch die Eingrenzung des Projekts.</text:p>
      <text:p text:style-name="P16"/>
      <text:list xml:id="list234518001198691" text:continue-numbering="true" text:style-name="Outline">
        <text:list-item>
          <text:h text:style-name="P5" text:outline-level="1"><text:bookmark-start text:name="__RefHeading___Toc170_3588770217"/><text:soft-page-break/>Arbeitsbericht<text:bookmark-end text:name="__RefHeading___Toc170_3588770217"/></text:h>
        </text:list-item>
      </text:list>
      <text:p text:style-name="P17">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7"/>
      <text:p text:style-name="P16"/>
      <text:p text:style-name="P10"><text:bookmark-start text:name="__RefHeading___Toc162_3553901472"/>Material und Methoden<text:bookmark-end text:name="__RefHeading___Toc162_3553901472"/></text:p>
      <text:p text:style-name="P11">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p text:style-name="P11"/>
      <text:p text:style-name="P10"><text:bookmark-start text:name="__RefHeading___Toc164_3553901472"/>Resultate<text:bookmark-end text:name="__RefHeading___Toc164_3553901472"/></text:p>
      <text:p text:style-name="P11">Möglichst klare und übersichtliche Darstellung der Ergebnisse, unterstützt durch Grafiken und Tabellen. Dazu gehören auch Erläuterungen zu den wichtigsten Ergebnissen.</text:p>
      <text:p text:style-name="P10"><text:bookmark-start text:name="__RefHeading___Toc166_3553901472"/>Diskussion<text:bookmark-end text:name="__RefHeading___Toc166_3553901472"/></text:p>
      <text:p text:style-name="P11">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34517633129723" text:continue-numbering="true" text:style-name="Outline">
        <text:list-item>
          <text:h text:style-name="P6" text:outline-level="1"><text:bookmark-start text:name="__RefHeading___Toc168_3553901472"/>Literaturverzeichnis <text:bookmark-end text:name="__RefHeading___Toc168_3553901472"/></text:h>
        </text:list-item>
      </text:list>
      <text:p text:style-name="P24"><text:span text:style-name="T2">Literaturverzeichnis: Die in der Arbeit erwähnten Quellen (Texte und Abbildungen) werden alphabetisch nach Autoren aufgelistet. Für Internetquellen wird eine gesonderte Liste erstellt. <text:line-break/></text:span></text:p>
      <text:list xml:id="list234516208509117" text:continue-numbering="true" text:style-name="Outline">
        <text:list-item>
          <text:h text:style-name="P5" text:outline-level="1"><text:bookmark-start text:name="__RefHeading___Toc172_3588770217"/>Anhang<text:bookmark-end text:name="__RefHeading___Toc172_3588770217"/></text:h>
        </text:list-item>
      </text:list>
      <text:p text:style-name="P18">Hier erscheinen – wenn sinnvoll </text:p>
      <text:p text:style-name="P19">–Rohdaten und Beilagen. </text:p>
      <text:list xml:id="list234516480836604" text:continue-numbering="true" text:style-name="Outline">
        <text:list-item>
          <text:h text:style-name="P5" text:outline-level="1"><text:bookmark-start text:name="__RefHeading___Toc174_3588770217"/>Eigenständigkeitserklärung<text:bookmark-end text:name="__RefHeading___Toc174_3588770217"/></text:h>
        </text:list-item>
      </text:list>
      <text:p text:style-name="P26"/>
      <text:p text:style-name="P19">[Der Umfang einer Maturitätsarbeit beträgt ca. 15–25 Seiten, exkl. Titelblatt, Anhang. Fürumfangreichere Arbeiten muss das Einverständnis der betreuenden Lehrperson eingeholt werden.] </text:p>
      <text:p text:style-name="P19"/>
      <text:p text:style-name="P16">[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de" fo:country="CH"/>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3</text:page-number></text:p>
      </style:footer>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2T23:45:15.796000000</dc:date>
    <meta:editing-duration>P1DT10H53M20S</meta:editing-duration>
    <meta:editing-cycles>13</meta:editing-cycles>
    <meta:document-statistic meta:table-count="0" meta:image-count="0" meta:object-count="0" meta:page-count="3" meta:paragraph-count="41" meta:word-count="421" meta:character-count="3189" meta:non-whitespace-character-count="2799"/>
  </office:meta>
</office:document-meta>
</file>